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129" svg:stroke-width="0.019cm" svg:stroke-color="#000000" draw:marker-start-width="0.33cm" draw:marker-start-center="false" draw:marker-end-width="0.33cm" draw:marker-end-center="false" svg:stroke-opacity="100%" draw:stroke-linejoin="round" draw:fill="none" draw: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>
      <style:graphic-properties draw:stroke="solid" draw:stroke-dash="Dashed_20__28_var_29__20_4412" svg:stroke-width="0.019cm" svg:stroke-color="#000000" draw:marker-start-width="0.33cm" draw:marker-start-center="false" draw:marker-end-width="0.33cm" draw:marker-end-center="false" svg:stroke-opacity="100%" draw:stroke-linejoin="round" draw:fill="none" draw: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>
      <style:graphic-properties draw:stroke="solid" svg:stroke-width="0.019cm" svg:stroke-color="#0098cc" draw:marker-start-width="0.33cm" draw:marker-start-center="false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019cm" svg:stroke-color="#000000" draw:marker-start-width="0.33cm" draw:marker-start-center="false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vertical-align="middle" draw:auto-grow-width="true" draw:fit-to-contour="true" fo:min-height="0.38cm" fo:min-width="0.19cm" fo:padding-top="0cm" fo:padding-bottom="0cm" fo:padding-left="0cm" fo:padding-right="0cm" draw:shadow="hidden" draw:shadow-offset-x="0.3cm" draw:shadow-offset-y="0.3cm" draw:shadow-color="#808080"/>
    </style:style>
    <style:style style:name="gr6" style:family="graphic" style:parent-style-name="standard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vertical-align="middle" draw:auto-grow-width="true" draw:fit-to-contour="true" fo:min-height="0.38cm" fo:min-width="0.223cm" fo:padding-top="0cm" fo:padding-bottom="0cm" fo:padding-left="0cm" fo:padding-right="0cm" draw:shadow="hidden" draw:shadow-offset-x="0.3cm" draw:shadow-offset-y="0.3cm" draw:shadow-color="#808080"/>
    </style:style>
    <style:style style:name="gr7" style:family="graphic" style:parent-style-name="standard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vertical-align="middle" draw:auto-grow-width="true" draw:fit-to-contour="true" fo:min-height="0.38cm" fo:min-width="0.227cm" fo:padding-top="0cm" fo:padding-bottom="0cm" fo:padding-left="0cm" fo:padding-right="0cm" draw:shadow="hidden" draw:shadow-offset-x="0.3cm" draw:shadow-offset-y="0.3cm" draw:shadow-color="#808080"/>
    </style:style>
    <style:style style:name="gr8" style:family="graphic" style:parent-style-name="standard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vertical-align="middle" draw:auto-grow-width="true" draw:fit-to-contour="true" fo:min-height="0.38cm" fo:min-width="0.214cm" fo:padding-top="0cm" fo:padding-bottom="0cm" fo:padding-left="0cm" fo:padding-right="0cm" draw:shadow="hidden" draw:shadow-offset-x="0.3cm" draw:shadow-offset-y="0.3cm" draw:shadow-color="#808080"/>
    </style:style>
    <style:style style:name="gr9" style:family="graphic" style:parent-style-name="standard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vertical-align="middle" fo:min-height="0.519cm" fo:padding-top="0cm" fo:padding-bottom="0cm" fo:padding-left="0cm" fo:padding-right="0cm" draw:shadow="hidden" draw:shadow-offset-x="0.3cm" draw:shadow-offset-y="0.3cm" draw:shadow-color="#808080"/>
    </style:style>
    <style:style style:name="gr10" style:family="graphic" style:parent-style-name="standard">
      <style:graphic-properties draw:stroke="solid" svg:stroke-width="0.019cm" svg:stroke-color="#ad649a" draw:marker-start-width="0.33cm" draw:marker-start-center="false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" style:family="graphic" style:parent-style-name="standard">
      <style:graphic-properties draw:stroke="solid" draw:stroke-dash="Dashed_20__28_var_29__20_4413" svg:stroke-width="0.019cm" svg:stroke-color="#000000" draw:marker-start-width="0.33cm" draw:marker-start-center="false" draw:marker-end-width="0.33cm" draw:marker-end-center="false" svg:stroke-opacity="100%" draw:stroke-linejoin="round" draw:fill="none" draw: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loext:graphic-properties draw:fill="none" draw: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98cc" style:text-outline="false" style:text-line-through-style="none" style:text-line-through-type="none" style:font-name="Times New Roman" fo:font-size="11pt" fo:font-style="italic" fo:text-shadow="none" style:text-underline-style="none" fo:font-weight="normal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ad649a" style:text-outline="false" style:text-line-through-style="none" style:text-line-through-type="none" style:font-name="Times New Roman" fo:font-size="11pt" fo:font-style="italic" fo:text-shadow="none" style:text-underline-style="none" fo:font-weight="normal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T2" style:family="text">
      <style:text-properties fo:color="#0098cc" style:text-outline="false" style:text-line-through-style="none" style:text-line-through-type="none" style:font-name="Times New Roman" fo:font-size="11pt" fo:font-style="italic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3" style:family="text">
      <style:text-properties fo:color="#ad649a" style:text-outline="false" style:text-line-through-style="none" style:text-line-through-type="none" style:font-name="Times New Roman" fo:font-size="11pt" fo:font-style="italic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rect draw:style-name="gr1" draw:text-style-name="P1" draw:layer="layout" svg:width="0.251cm" svg:height="0.251cm" svg:x="9.506cm" svg:y="15.551cm">
              <text:p/>
            </draw:rect>
          </draw:g>
          <draw:g>
            <draw:rect draw:style-name="gr2" draw:text-style-name="P1" draw:layer="layout" svg:width="0.251cm" svg:height="0.253cm" draw:transform="skewX (-0.00785398163397443) rotate (-0.640710368407118) translate (11.488cm 15.234cm)">
              <text:p/>
            </draw:rect>
          </draw:g>
          <draw:line draw:style-name="gr3" draw:text-style-name="P2" draw:layer="layout" svg:x1="9.509cm" svg:y1="14.092cm" svg:x2="9.509cm" svg:y2="15.799cm">
            <text:p/>
          </draw:line>
          <draw:line draw:style-name="gr4" draw:text-style-name="P2" draw:layer="layout" svg:x1="9.509cm" svg:y1="14.084cm" svg:x2="11.843cm" svg:y2="15.8cm">
            <text:p/>
          </draw:line>
          <draw:frame draw:style-name="gr5" draw:text-style-name="P4" draw:layer="layout" svg:width="0.19cm" svg:height="0.38cm" svg:x="9.303cm" svg:y="13.764cm">
            <draw:text-box>
              <text:p text:style-name="P3"><text:span text:style-name="T1">F</text:span></text:p>
            </draw:text-box>
          </draw:frame>
          <draw:frame draw:style-name="gr6" draw:text-style-name="P4" draw:layer="layout" svg:width="0.223cm" svg:height="0.38cm" svg:x="12.377cm" svg:y="13.764cm">
            <draw:text-box>
              <text:p text:style-name="P3"><text:span text:style-name="T1">A</text:span></text:p>
            </draw:text-box>
          </draw:frame>
          <draw:frame draw:style-name="gr7" draw:text-style-name="P4" draw:layer="layout" svg:width="0.227cm" svg:height="0.38cm" svg:x="11.853cm" svg:y="15.775cm">
            <draw:text-box>
              <text:p text:style-name="P3"><text:span text:style-name="T1">C</text:span></text:p>
            </draw:text-box>
          </draw:frame>
          <draw:frame draw:style-name="gr8" draw:text-style-name="P4" draw:layer="layout" svg:width="0.214cm" svg:height="0.38cm" svg:x="8.77cm" svg:y="15.742cm">
            <draw:text-box>
              <text:p text:style-name="P3"><text:span text:style-name="T1">E</text:span></text:p>
            </draw:text-box>
          </draw:frame>
          <draw:frame draw:style-name="gr9" draw:text-style-name="P5" draw:layer="layout" svg:width="0.452cm" svg:height="0.519cm" svg:x="9.583cm" svg:y="14.763cm">
            <draw:text-box>
              <text:p text:style-name="P3"><text:span text:style-name="T2">h</text:span></text:p>
            </draw:text-box>
          </draw:frame>
          <draw:frame draw:style-name="gr9" draw:text-style-name="P6" draw:layer="layout" svg:width="0.422cm" svg:height="0.519cm" svg:x="11.564cm" svg:y="14.452cm">
            <draw:text-box>
              <text:p text:style-name="P3"><text:span text:style-name="T3">k</text:span></text:p>
            </draw:text-box>
          </draw:frame>
          <draw:line draw:style-name="gr10" draw:text-style-name="P2" draw:layer="layout" svg:x1="12.328cm" svg:y1="14.091cm" svg:x2="11.34cm" svg:y2="15.435cm">
            <text:p/>
          </draw:line>
          <draw:g>
            <draw:glue-point draw:id="4" svg:x="5.724cm" svg:y="0cm"/>
            <draw:glue-point draw:id="5" svg:x="4.995cm" svg:y="0cm"/>
            <draw:glue-point draw:id="6" svg:x="9.262cm" svg:y="5cm"/>
            <draw:glue-point draw:id="7" svg:x="4.266cm" svg:y="10cm"/>
            <draw:glue-point draw:id="8" svg:x="4.995cm" svg:y="10cm"/>
            <draw:glue-point draw:id="9" svg:x="0.729cm" svg:y="5cm"/>
            <draw:polygon draw:style-name="gr11" draw:text-style-name="P1" draw:layer="layout" svg:width="3.297cm" svg:height="1.714cm" svg:x="9.031cm" svg:y="14.089cm" svg:viewBox="0 0 3298 1715" draw:points="480,0 3298,0 2815,1715 0,1715">
              <text:p/>
            </draw:polygon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29" draw:display-name="Dashed (var) 129" draw:style="rect" draw:dots1="1" draw:dots1-length="0.006cm" draw:dots2="1" draw:dots2-length="0.006cm" draw:distance="0.006cm"/>
    <draw:stroke-dash draw:name="Dashed_20__28_var_29__20_4412" draw:display-name="Dashed (var) 4412" draw:style="rect" draw:dots1="1" draw:dots1-length="0.006cm" draw:dots2="1" draw:dots2-length="0.006cm" draw:distance="0.006cm"/>
    <draw:stroke-dash draw:name="Dashed_20__28_var_29__20_4413" draw:display-name="Dashed (var) 4413" draw:style="rect" draw:dots1="1" draw:dots1-length="0.006cm" draw:dots2="1" draw:dots2-length="0.006cm" draw:distance="0.00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2T11:45:35.025613417</meta:creation-date>
    <dc:date>2018-03-22T11:45:54.821919325</dc:date>
    <meta:editing-duration>PT20S</meta:editing-duration>
    <meta:editing-cycles>1</meta:editing-cycles>
    <meta:document-statistic meta:object-count="16"/>
    <meta:generator>LibreOffice/6.0.0.3$MacOSX_X86_64 LibreOffice_project/64a0f66915f38c6217de274f0aa8e15618924765</meta:generator>
  </office:meta>
</office:document-meta>
</file>